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Punjabi" svg:font-family="'Lohit Punjabi'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4e339" officeooo:paragraph-rsid="0004e339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4e339" officeooo:paragraph-rsid="0004e33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8pt" fo:font-weight="normal" officeooo:rsid="0004e339" officeooo:paragraph-rsid="0004e339" style:font-size-asian="28pt" style:font-weight-asian="normal" style:font-size-complex="2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054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Report</text:p>
      <text:p text:style-name="P3">автор: Тримбач Екатерина</text:p>
      <text:p text:style-name="P2">Проведено функциональное тестирование <text:span text:style-name="T5">открытия страниц без входа в учетную запись и со входом в нее </text:span>методом <text:span text:style-name="T3">Monkey Test </text:span><text:span text:style-name="T4">согласно </text:span><text:span text:style-name="T3">Test plan. </text:span><text:span text:style-name="T4">Полученные результаты совпали с ожидаемыми.. Видимых багов не обнаруже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Punjabi" svg:font-family="'Lohit Punjabi'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14:07.019861140</meta:creation-date>
    <dc:date>2018-03-25T20:24:09.215369490</dc:date>
    <meta:editing-duration>PT10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5" meta:character-count="248" meta:non-whitespace-character-count="216"/>
  </office:meta>
</office:document-meta>
</file>